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Menlo" svg:font-family="Menlo"/>
  </office:font-face-decls>
  <office:automatic-styles>
    <style:style style:name="P1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2.0pt" fo:color="#a9b7c6" fo:background-color="#2b2b2b"/>
    </style:style>
    <style:style style:name="T1" style:family="text">
      <style:text-properties fo:color="#000000"/>
    </style:style>
    <style:style style:name="T2" style:family="text">
      <style:text-properties fo:color="#a5c261"/>
    </style:style>
    <style:style style:name="T3" style:family="text">
      <style:text-properties fo:font-weight="bold" fo:font-weight-asian="bold" fo:font-weight-complex="bold" fo:color="#cc7832"/>
    </style:style>
    <style:style style:name="T4" style:family="text">
      <style:text-properties fo:color="#cc7832"/>
    </style:style>
    <style:style style:name="T5" style:family="text">
      <style:text-properties fo:font-weight="bold" fo:font-weight-asian="bold" fo:font-weight-complex="bold"/>
    </style:style>
    <style:style style:name="T6" style:family="text">
      <style:text-properties fo:color="#b200b2"/>
    </style:style>
    <style:style style:name="T7" style:family="text">
      <style:text-properties fo:color="#94558d"/>
    </style:style>
    <style:style style:name="T8" style:family="text">
      <style:text-properties fo:background-color="#344134"/>
    </style:style>
    <style:style style:name="T9" style:family="text">
      <style:text-properties fo:color="#6897bb"/>
    </style:style>
    <style:style style:name="T10" style:family="text">
      <style:text-properties fo:color="#808080"/>
    </style:style>
    <style:style style:name="T11" style:family="text">
      <style:text-properties fo:color="#aa4926"/>
    </style:style>
    <style:style style:name="T12" style:family="text">
      <style:text-properties fo:color="#8888c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__author__ = </text:span><text:span text:style-name="T2">'erkamozturk'<text:line-break/><text:line-break/></text:span><text:span text:style-name="T3">from </text:span>Tkinter <text:span text:style-name="T3">import </text:span>*<text:line-break/><text:span text:style-name="T3">import </text:span>Tkconstants<text:span text:style-name="T4">, </text:span>tkFileDialog<text:line-break/><text:span text:style-name="T3">from </text:span>xlrd <text:span text:style-name="T3">import </text:span>open_workbook<text:span text:style-name="T4">, </text:span>cellname<text:line-break/><text:span text:style-name="T3">import </text:span>anydbm<text:line-break/><text:span text:style-name="T3">import </text:span>pickle<text:line-break/><text:span text:style-name="T3">import </text:span>ttk<text:line-break/><text:span text:style-name="T3">import </text:span>tkMessageBox<text:line-break/><text:span text:style-name="T3">import </text:span>os<text:line-break/><text:line-break/><text:line-break/><text:span text:style-name="T3">class </text:span><text:span text:style-name="T5">Curriculum</text:span>(Frame):<text:line-break/><text:s text:c="4"/><text:span text:style-name="T3">def </text:span><text:span text:style-name="T6">__init__</text:span>(<text:span text:style-name="T7">self</text:span><text:span text:style-name="T4">, </text:span><text:span text:style-name="T8">root</text:span>):<text:line-break/><text:s text:c="8"/>Frame.<text:span text:style-name="T6">__init__</text:span>(<text:span text:style-name="T7">self</text:span><text:span text:style-name="T4">, </text:span><text:span text:style-name="T8">root</text:span>)<text:line-break/><text:s text:c="8"/><text:span text:style-name="T7">self</text:span>.root = <text:span text:style-name="T8">root</text:span><text:line-break/><text:s text:c="8"/><text:span text:style-name="T7">self</text:span>.tools()<text:line-break/><text:s text:c="8"/><text:span text:style-name="T7">self</text:span>.planning()<text:line-break/><text:s text:c="8"/><text:span text:style-name="T7">self</text:span>.browsed = <text:span text:style-name="T9">0<text:line-break/><text:line-break/><text:s text:c="4"/></text:span><text:span text:style-name="T3">def </text:span><text:span text:style-name="T5">tools</text:span>(<text:span text:style-name="T7">self</text:span>):<text:line-break/><text:s text:c="8"/><text:span text:style-name="T10"># frames, working with 3 frame one of green part, one of buttons, one of display excel<text:line-break/><text:s text:c="8"/></text:span><text:span text:style-name="T7">self</text:span>.Input_UP = Frame(<text:span text:style-name="T7">self</text:span>.root<text:span text:style-name="T4">, </text:span><text:span text:style-name="T11">bg</text:span>=<text:span text:style-name="T2">"green"</text:span><text:span text:style-name="T4">, </text:span><text:span text:style-name="T11">width</text:span>=<text:span text:style-name="T9">300</text:span><text:span text:style-name="T4">, </text:span><text:span text:style-name="T11">height</text:span>=<text:span text:style-name="T9">150</text:span>) <text:s/><text:span text:style-name="T10"># TOP<text:line-break/><text:s text:c="8"/></text:span><text:span text:style-name="T7">self</text:span>.Input_MIDDLE = Frame(<text:span text:style-name="T7">self</text:span>.root<text:span text:style-name="T4">, </text:span><text:span text:style-name="T11">bg</text:span>=<text:span text:style-name="T2">"white"</text:span><text:span text:style-name="T4">, </text:span><text:span text:style-name="T11">width</text:span>=<text:span text:style-name="T9">300</text:span><text:span text:style-name="T4">,</text:span><text:span text:style-name="T11">height</text:span>=<text:span text:style-name="T9">300</text:span>) <text:s/><text:span text:style-name="T10"># MIDDLE<text:line-break/><text:s text:c="8"/># self.Input_UP.config(background="green")<text:line-break/><text:s text:c="8"/></text:span><text:span text:style-name="T7">self</text:span>.Input_BOTTOM = Frame(<text:span text:style-name="T7">self</text:span>.root<text:span text:style-name="T4">, </text:span><text:span text:style-name="T11">bg</text:span>=<text:span text:style-name="T2">"white"</text:span><text:span text:style-name="T4">, </text:span><text:span text:style-name="T11">width</text:span>=<text:span text:style-name="T9">300</text:span><text:span text:style-name="T4">, </text:span><text:span text:style-name="T11">height</text:span>=<text:span text:style-name="T9">300</text:span>) <text:s/><text:span text:style-name="T10"># BOTTOM<text:line-break/><text:s text:c="8"/># in frame_UP, label of Curriculum Viewer v1.0<text:line-break/><text:s text:c="8"/></text:span><text:span text:style-name="T7">self</text:span>.green_part = Label(<text:span text:style-name="T7">self</text:span>.Input_UP<text:span text:style-name="T4">, </text:span><text:span text:style-name="T11">text</text:span>=<text:span text:style-name="T2">"Curriculum Viewer v1.0"</text:span><text:span text:style-name="T4">, </text:span><text:span text:style-name="T11">bg</text:span>=<text:span text:style-name="T2">"green"</text:span><text:span text:style-name="T4">, </text:span><text:span text:style-name="T11">fg</text:span>=<text:span text:style-name="T2">"white"</text:span><text:span text:style-name="T4">, </text:span><text:span text:style-name="T11">font</text:span>=<text:span text:style-name="T2">"Times 30"</text:span>)<text:line-break/><text:s text:c="8"/><text:span text:style-name="T10"># labels of second part, in frame 2<text:line-break/><text:s text:c="8"/></text:span><text:span text:style-name="T7">self</text:span>.label1 = Label(<text:span text:style-name="T7">self</text:span>.Input_MIDDLE<text:span text:style-name="T4">, </text:span><text:span text:style-name="T11">bg</text:span>=<text:span text:style-name="T2">"white"</text:span><text:span text:style-name="T4">, </text:span><text:span text:style-name="T11">text</text:span>=<text:span text:style-name="T2">"Please select curriculum excel file: "</text:span>)<text:line-break/><text:s text:c="8"/><text:span text:style-name="T7">self</text:span>.label2 = Label(<text:span text:style-name="T7">self</text:span>.Input_MIDDLE<text:span text:style-name="T4">, </text:span><text:span text:style-name="T11">bg</text:span>=<text:span text:style-name="T2">"white"</text:span><text:span text:style-name="T4">, </text:span><text:span text:style-name="T11">text</text:span>=<text:span text:style-name="T2">"Please select semester that you want to print: "</text:span>)<text:line-break/><text:s text:c="8"/><text:span text:style-name="T10"># button of browse in frame 2<text:line-break/><text:s text:c="8"/></text:span><text:span text:style-name="T7">self</text:span>.button_browse= Button(<text:span text:style-name="T7">self</text:span>.Input_MIDDLE<text:span text:style-name="T4">, </text:span><text:span text:style-name="T11">bg</text:span>=<text:span text:style-name="T2">"white"</text:span><text:span text:style-name="T4">, </text:span><text:span text:style-name="T11">text</text:span>=<text:span text:style-name="T2">"Browse"</text:span><text:span text:style-name="T4">, </text:span><text:span text:style-name="T11">command</text:span>=<text:span text:style-name="T7">self</text:span>.askopenfile)<text:line-break/><text:s text:c="8"/><text:span text:style-name="T7">self</text:span>.file_opt = options = {} <text:s/><text:span text:style-name="T10"># settings of browse<text:line-break/><text:s text:c="8"/></text:span>options[<text:span text:style-name="T2">'defaultextension'</text:span>] = <text:span text:style-name="T2">'.xlsx'<text:line-break/><text:s text:c="8"/></text:span>options[<text:span text:style-name="T2">'filetypes'</text:span>] = [(<text:span text:style-name="T2">'Excel Files'</text:span><text:span text:style-name="T4">, </text:span>(<text:span text:style-name="T2">'.xlsx*'</text:span><text:span text:style-name="T4">,</text:span><text:span text:style-name="T2">'.xls'</text:span>))<text:span text:style-name="T4">, </text:span>(<text:span text:style-name="T2">'Pdf Files'</text:span><text:span text:style-name="T4">, <text:s/></text:span><text:span text:style-name="T2">'.pdf*'</text:span>)]<text:line-break/><text:s text:c="8"/>options[<text:span text:style-name="T2">'initialdir'</text:span>] = <text:span text:style-name="T2">'C:\Users\erkamozturk\Desktop\miniproject1 f'<text:line-break/><text:s text:c="8"/></text:span>options[<text:span text:style-name="T2">'initialfile'</text:span>] = <text:span text:style-name="T2">'cs.xlsx'<text:line-break/><text:s text:c="8"/></text:span>options[<text:span text:style-name="T2">'parent'</text:span>] = <text:span text:style-name="T7">self</text:span>.root<text:line-break/><text:s text:c="8"/>options[<text:span text:style-name="T2">'title'</text:span>] = <text:span text:style-name="T2">'Choose a file'<text:line-break/><text:s text:c="8"/></text:span><text:span text:style-name="T10"># button of display in frame 2<text:line-break/><text:s text:c="8"/></text:span><text:span text:style-name="T7">self</text:span>.button_display = Button(<text:span text:style-name="T7">self</text:span>.Input_MIDDLE<text:span text:style-name="T4">, </text:span><text:span text:style-name="T11">bg</text:span>=<text:span text:style-name="T2">"white"</text:span><text:span text:style-name="T4">, </text:span><text:span text:style-name="T11">text</text:span>=<text:span text:style-name="T2">"Display"</text:span><text:span text:style-name="T4">, </text:span><text:span text:style-name="T11">command</text:span>=<text:span text:style-name="T7">self</text:span>.display_excel)<text:line-break/><text:s text:c="8"/><text:span text:style-name="T7">self</text:span>.box_value = StringVar() <text:s/><text:span text:style-name="T10"># settings of box<text:line-break/><text:s text:c="8"/></text:span><text:span text:style-name="T7">self</text:span>.box = ttk.Combobox(<text:span text:style-name="T7">self</text:span>.Input_MIDDLE<text:span text:style-name="T4">, </text:span><text:span text:style-name="T11">textvariable</text:span>=<text:span text:style-name="T7">self</text:span>.box_value)<text:line-break/><text:s text:c="8"/><text:span text:style-name="T7">self</text:span>.box[<text:span text:style-name="T2">'values'</text:span>] = (<text:span text:style-name="T2">"Semester 1"</text:span><text:span text:style-name="T4">, </text:span><text:span text:style-name="T2">"Semester 2"</text:span><text:span text:style-name="T4">, </text:span><text:span text:style-name="T2">"Semester 3"</text:span><text:span text:style-name="T4">, </text:span><text:span text:style-name="T2">"Semester 4"</text:span><text:span text:style-name="T4">, </text:span><text:span text:style-name="T2">"Semester 5"</text:span><text:span text:style-name="T4">, </text:span><text:span text:style-name="T2">"Semester 6"</text:span><text:span text:style-name="T4">, </text:span><text:span text:style-name="T2">"Semester 7"</text:span><text:span text:style-name="T4">, </text:span><text:span text:style-name="T2">"Semester 8"</text:span>)<text:line-break/><text:s text:c="8"/><text:span text:style-name="T7">self</text:span>.box.current(<text:span text:style-name="T9">0</text:span>)<text:line-break/><text:line-break/><text:s text:c="4"/><text:span text:style-name="T3">def </text:span><text:span text:style-name="T5">planning</text:span>(<text:span text:style-name="T7">self</text:span>):<text:line-break/><text:s text:c="8"/><text:span text:style-name="T7">self</text:span>.green_part.grid(<text:span text:style-name="T11">columnspan</text:span>=<text:span text:style-name="T9">2</text:span><text:span text:style-name="T4">, </text:span><text:span text:style-name="T11">padx</text:span>=<text:span text:style-name="T9">50</text:span><text:span text:style-name="T4">, </text:span><text:span text:style-name="T11">pady</text:span>=<text:span text:style-name="T9">5</text:span><text:span text:style-name="T4">, </text:span><text:span text:style-name="T11">sticky</text:span>=W+E+N+S) <text:s/><text:span text:style-name="T10"># Green part<text:line-break/><text:s text:c="8"/></text:span><text:span text:style-name="T7">self</text:span>.label1.grid(<text:span text:style-name="T11">row</text:span>=<text:span text:style-name="T9">3</text:span><text:span text:style-name="T4">, </text:span><text:span text:style-name="T11">column</text:span>=<text:span text:style-name="T9">0</text:span><text:span text:style-name="T4">, </text:span><text:span text:style-name="T11">columnspan</text:span>=<text:span text:style-name="T9">2</text:span><text:span text:style-name="T4">, </text:span><text:span text:style-name="T11">sticky</text:span>=<text:span text:style-name="T2">"e"</text:span><text:span text:style-name="T4">,</text:span><text:span text:style-name="T11">pady</text:span>=<text:span text:style-name="T9">5</text:span>) <text:s/><text:span text:style-name="T10"># Please select curriculum excel file<text:line-break/><text:s text:c="8"/></text:span><text:span text:style-name="T7">self</text:span>.label2.grid(<text:span text:style-name="T11">row</text:span>=<text:span text:style-name="T9">4</text:span><text:span text:style-name="T4">, </text:span><text:span text:style-name="T11">column</text:span>=<text:span text:style-name="T9">0</text:span><text:span text:style-name="T4">, </text:span><text:span text:style-name="T11">columnspan</text:span>=<text:span text:style-name="T9">2</text:span><text:span text:style-name="T4">, </text:span><text:span text:style-name="T11">sticky</text:span>=<text:span text:style-name="T2">"e"</text:span>) <text:s/><text:span text:style-name="T10"># Please select semester that you want to print:<text:line-break/><text:s text:c="8"/></text:span><text:span text:style-name="T7">self</text:span>.button_browse.grid(<text:span text:style-name="T11">row</text:span>=<text:span text:style-name="T9">3</text:span><text:span text:style-name="T4">, </text:span><text:span text:style-name="T11">column</text:span>=<text:span text:style-name="T9">2</text:span><text:span text:style-name="T4">, </text:span><text:span text:style-name="T11">sticky</text:span>=<text:span text:style-name="T2">"w"</text:span>) <text:s/><text:span text:style-name="T10"># button of browse<text:line-break/><text:s text:c="8"/></text:span><text:span text:style-name="T7">self</text:span>.button_display.grid(<text:span text:style-name="T11">row</text:span>=<text:span text:style-name="T9">5</text:span><text:span text:style-name="T4">, </text:span><text:span text:style-name="T11">column</text:span>=<text:span text:style-name="T9">2</text:span><text:span text:style-name="T4">, </text:span><text:span text:style-name="T11">sticky</text:span>=<text:span text:style-name="T2">"w"</text:span>) <text:s/><text:span text:style-name="T10"># button of display<text:line-break/><text:s text:c="8"/></text:span><text:span text:style-name="T7">self</text:span>.box.grid(<text:span text:style-name="T11">row</text:span>=<text:span text:style-name="T9">4</text:span><text:span text:style-name="T4">, </text:span><text:span text:style-name="T11">column</text:span>=<text:span text:style-name="T9">2</text:span><text:span text:style-name="T4">, </text:span><text:span text:style-name="T11">sticky</text:span>=<text:span text:style-name="T2">"w"</text:span>) <text:s/><text:span text:style-name="T10"># combobox<text:line-break/><text:s text:c="8"/></text:span><text:span text:style-name="T7">self</text:span>.Input_UP.pack(<text:span text:style-name="T11">fill</text:span>=BOTH<text:span text:style-name="T4">, </text:span><text:span text:style-name="T11">expand</text:span>=<text:span text:style-name="T12">True</text:span>) <text:s/><text:span text:style-name="T10"># 1st frame<text:line-break/><text:s text:c="8"/></text:span><text:span text:style-name="T7">self</text:span>.Input_MIDDLE.pack(<text:span text:style-name="T11">fill</text:span>=BOTH<text:span text:style-name="T4">, </text:span><text:span text:style-name="T11">expand</text:span>=<text:span text:style-name="T12">True</text:span>) <text:s/><text:span text:style-name="T10"># 2st frame. 3th frame will pach when click display button<text:line-break/><text:line-break/><text:s text:c="4"/></text:span><text:span text:style-name="T3">def </text:span><text:span text:style-name="T5">askopenfile</text:span>(<text:span text:style-name="T7">self</text:span>):<text:line-break/><text:s text:c="8"/>selected_file = tkFileDialog.askopenfile(<text:span text:style-name="T11">mode</text:span>=<text:span text:style-name="T2">'r'</text:span><text:span text:style-name="T4">, </text:span>**<text:span text:style-name="T7">self</text:span>.file_opt) <text:s/><text:span text:style-name="T10"># select one<text:line-break/><text:s text:c="8"/></text:span><text:span text:style-name="T7">self</text:span>.browsed = <text:span text:style-name="T9">1 <text:s/></text:span><text:span text:style-name="T10"># if selected self.browsed will be 1. it controls we were in or not<text:line-break/><text:s text:c="8"/></text:span><text:span text:style-name="T3">global </text:span>filename<text:line-break/><text:s text:c="8"/>filename = selected_file.name<text:line-break/><text:s text:c="8"/><text:span text:style-name="T3">print </text:span>filename <text:span text:style-name="T10"># name of selected<text:line-break/><text:s text:c="8"/></text:span><text:span text:style-name="T3">if </text:span>selected_file.name.endswith((<text:span text:style-name="T2">".xlsx"</text:span><text:span text:style-name="T4">, </text:span><text:span text:style-name="T2">".xls"</text:span>)): <text:s/><text:span text:style-name="T10"># this is not obligatory. it checks we are working excels or<text:line-break/><text:s text:c="12"/></text:span><text:span text:style-name="T3">pass<text:line-break/><text:s text:c="8"/>else</text:span>:<text:line-break/><text:s text:c="12"/>tkMessageBox.showerror(<text:span text:style-name="T2">"Error"</text:span><text:span text:style-name="T4">, </text:span><text:span text:style-name="T2">"This function just works with .xlsx or xlsf files. Please try again."</text:span>)<text:line-break/><text:s text:c="12"/><text:span text:style-name="T7">self</text:span>.askopenfile() <text:s/><text:span text:style-name="T10"># run again to select excel files<text:line-break/><text:line-break/><text:s text:c="4"/></text:span><text:span text:style-name="T3">def </text:span><text:span text:style-name="T5">display_excel</text:span>(<text:span text:style-name="T7">self</text:span>):<text:line-break/><text:s text:c="8"/><text:span text:style-name="T3">if </text:span><text:span text:style-name="T7">self</text:span>.browsed == <text:span text:style-name="T9">0</text:span>: <text:s/><text:span text:style-name="T10"># if we were not in browse<text:line-break/><text:s text:c="12"/></text:span><text:span text:style-name="T3">if </text:span>os.path.exists(<text:span text:style-name="T2">"curriculum.db"</text:span>): <text:span text:style-name="T10"># if we have currunt directory any curriculum.db<text:line-break/><text:s text:c="16"/></text:span><text:span text:style-name="T7">self</text:span>.dab_secondshow=anydbm.open(<text:span text:style-name="T2">'curriculum.db'</text:span><text:span text:style-name="T4">,</text:span><text:span text:style-name="T2">"c"</text:span>) <text:s/><text:span text:style-name="T10"># with new variable, read to open db<text:line-break/><text:s text:c="16"/></text:span><text:span text:style-name="T7">self</text:span>.secondshow() <text:s/><text:span text:style-name="T10"># it is for settings of frame3<text:line-break/><text:s text:c="16"/></text:span><text:span text:style-name="T7">self</text:span>.writing_onframe(<text:span text:style-name="T7">self</text:span>.dab_secondshow) <text:s/><text:span text:style-name="T10"># it writes on frame3<text:line-break/><text:line-break/><text:s text:c="12"/></text:span><text:span text:style-name="T3">else</text:span>: <text:s/><text:span text:style-name="T10"># give specific error<text:line-break/><text:s text:c="16"/></text:span>tkMessageBox.showerror(<text:span text:style-name="T2">"Error"</text:span><text:span text:style-name="T4">, </text:span><text:span text:style-name="T2">"A curriculum file should be selected "<text:line-break/><text:s text:c="43"/>"first by clicking on the Browse button"</text:span>)<text:line-break/><text:s text:c="8"/><text:span text:style-name="T3">else</text:span>: <text:s/><text:span text:style-name="T10"># if we browsed before<text:line-break/><text:s text:c="12"/></text:span><text:span text:style-name="T7">self</text:span>.all_semesters = anydbm.open(<text:span text:style-name="T2">"curriculum.db"</text:span><text:span text:style-name="T4">, </text:span><text:span text:style-name="T2">"c"</text:span>) <text:s/><text:span text:style-name="T10"># create new db to saves info. save_to_db saves info<text:line-break/><text:s text:c="12"/></text:span><text:span text:style-name="T7">self</text:span>.save_to_db() <text:s/><text:span text:style-name="T10"># it is for get info and fill it in db<text:line-break/><text:line-break/><text:s text:c="12"/></text:span><text:span text:style-name="T7">self</text:span>.secondshow() <text:s/><text:span text:style-name="T10"># it is for settings of frame3. it will display frame3 on self.root<text:line-break/><text:s text:c="12"/></text:span><text:span text:style-name="T7">self</text:span>.writing_onframe(<text:span text:style-name="T7">self</text:span>.all_semesters) <text:s/><text:span text:style-name="T10"># it writes on frame3<text:line-break/><text:line-break/><text:s text:c="4"/></text:span><text:span text:style-name="T3">def </text:span><text:span text:style-name="T5">save_to_db</text:span>(<text:span text:style-name="T7">self</text:span>):<text:line-break/><text:s text:c="8"/>curriculum = open_workbook(filename) <text:s/><text:span text:style-name="T10"># go into excel<text:line-break/><text:s text:c="8"/></text:span>sheet = curriculum.sheet_by_index(<text:span text:style-name="T9">0</text:span>) <text:s/><text:span text:style-name="T10"># sheet 0th<text:line-break/><text:line-break/># this part I get all info for all semesters. I worked with lists and container lists. at end I directed it in db before<text:line-break/><text:s text:c="8"/></text:span>semester1 = [] <text:span text:style-name="T10"># lists <text:s text:c="80"/>I created<text:line-break/><text:s text:c="8"/></text:span>semester2 = []<text:line-break/><text:s text:c="8"/>semester3 = []<text:line-break/><text:s text:c="8"/>semester4 = []<text:line-break/><text:s text:c="8"/>semester5 = []<text:line-break/><text:s text:c="8"/>semester6 = []<text:line-break/><text:s text:c="8"/>semester7 = []<text:line-break/><text:s text:c="8"/>semester8 = []<text:line-break/><text:s text:c="8"/><text:span text:style-name="T3">for </text:span>i <text:span text:style-name="T3">in </text:span><text:span text:style-name="T12">range</text:span>(<text:span text:style-name="T9">6</text:span><text:span text:style-name="T4">, </text:span><text:span text:style-name="T9">15</text:span>):<text:line-break/><text:s text:c="12"/>cont_semester1 = [] <text:s/><text:span text:style-name="T10"># containers<text:line-break/><text:s text:c="12"/></text:span>cont_semester2 = []<text:line-break/><text:line-break/><text:s text:c="12"/><text:span text:style-name="T3">if </text:span>sheet.cell(i<text:span text:style-name="T4">, </text:span><text:span text:style-name="T9">0</text:span>).value == <text:span text:style-name="T2">""</text:span>: <text:s/><text:span text:style-name="T10"># if 1st one empty pass it. it will help us get summer practices<text:line-break/><text:s text:c="16"/></text:span><text:span text:style-name="T3">pass<text:line-break/><text:s text:c="12"/>else</text:span>:<text:line-break/><text:s text:c="16"/><text:span text:style-name="T3">for </text:span>k <text:span text:style-name="T3">in </text:span>[<text:span text:style-name="T9">0</text:span><text:span text:style-name="T4">,</text:span><text:span text:style-name="T9">1</text:span><text:span text:style-name="T4">,</text:span><text:span text:style-name="T9">5</text:span>]: <text:s/><text:span text:style-name="T10"># code, title, credit<text:line-break/><text:s text:c="20"/></text:span>cont_semester1.append(<text:span text:style-name="T12">str</text:span>(sheet.cell(i<text:span text:style-name="T4">, </text:span>k).value))<text:line-break/><text:s text:c="16"/>semester1.append(cont_semester1)<text:line-break/><text:s text:c="12"/><text:span text:style-name="T3">if </text:span>sheet.cell(i<text:span text:style-name="T4">, </text:span><text:span text:style-name="T9">8</text:span>).value == <text:span text:style-name="T2">""</text:span>:<text:line-break/><text:s text:c="16"/><text:span text:style-name="T3">pass<text:line-break/><text:s text:c="12"/>else</text:span>:<text:line-break/><text:s text:c="16"/><text:span text:style-name="T3">for </text:span>k <text:span text:style-name="T3">in </text:span>[<text:span text:style-name="T9">8</text:span><text:span text:style-name="T4">,</text:span><text:span text:style-name="T9">9</text:span><text:span text:style-name="T4">,</text:span><text:span text:style-name="T9">13</text:span>]: <text:s/><text:span text:style-name="T10"># all process same before<text:line-break/><text:s text:c="20"/></text:span>cont_semester2.append(<text:span text:style-name="T12">str</text:span>(sheet.cell(i<text:span text:style-name="T4">, </text:span>k).value))<text:line-break/><text:s text:c="16"/>semester2.append(cont_semester2)<text:line-break/><text:s text:c="8"/><text:span text:style-name="T10"># this loop for semester3,semester4<text:line-break/><text:s text:c="8"/></text:span><text:span text:style-name="T3">for </text:span>i <text:span text:style-name="T3">in </text:span><text:span text:style-name="T12">range</text:span>(<text:span text:style-name="T9">18</text:span><text:span text:style-name="T4">, </text:span><text:span text:style-name="T9">26</text:span>):<text:line-break/><text:s text:c="12"/>cont_semester3 = []<text:line-break/><text:s text:c="12"/>cont_semester4 = []<text:line-break/><text:s text:c="12"/><text:span text:style-name="T3">if </text:span>sheet.cell(i<text:span text:style-name="T4">, </text:span><text:span text:style-name="T9">0</text:span>).value == <text:span text:style-name="T2">""</text:span>:<text:line-break/><text:s text:c="16"/><text:span text:style-name="T3">pass<text:line-break/><text:s text:c="12"/>else</text:span>:<text:line-break/><text:s text:c="16"/><text:span text:style-name="T3">for </text:span>k <text:span text:style-name="T3">in </text:span>[<text:span text:style-name="T9">0</text:span><text:span text:style-name="T4">,</text:span><text:span text:style-name="T9">1</text:span><text:span text:style-name="T4">,</text:span><text:span text:style-name="T9">5</text:span>]:<text:line-break/><text:s text:c="20"/>cont_semester3.append(<text:span text:style-name="T12">str</text:span>(sheet.cell(i<text:span text:style-name="T4">, </text:span>k).value))<text:line-break/><text:s text:c="16"/>semester3.append(cont_semester3)<text:line-break/><text:s text:c="12"/><text:span text:style-name="T3">if </text:span>sheet.cell(i<text:span text:style-name="T4">, </text:span><text:span text:style-name="T9">8</text:span>).value == <text:span text:style-name="T2">""</text:span>:<text:line-break/><text:s text:c="16"/><text:span text:style-name="T3">pass<text:line-break/><text:s text:c="12"/>else</text:span>:<text:line-break/><text:s text:c="16"/><text:span text:style-name="T3">for </text:span>k <text:span text:style-name="T3">in </text:span>[<text:span text:style-name="T9">8</text:span><text:span text:style-name="T4">,</text:span><text:span text:style-name="T9">9</text:span><text:span text:style-name="T4">,</text:span><text:span text:style-name="T9">13</text:span>]:<text:line-break/><text:s text:c="20"/>cont_semester4.append(<text:span text:style-name="T12">str</text:span>(sheet.cell(i<text:span text:style-name="T4">, </text:span>k).value))<text:line-break/><text:s text:c="16"/>semester4.append(cont_semester4)<text:line-break/><text:s text:c="8"/><text:span text:style-name="T10"># this loop for semester5,semester6<text:line-break/><text:s text:c="8"/></text:span><text:span text:style-name="T3">for </text:span>i <text:span text:style-name="T3">in </text:span><text:span text:style-name="T12">range</text:span>(<text:span text:style-name="T9">30</text:span><text:span text:style-name="T4">, </text:span><text:span text:style-name="T9">38</text:span>):<text:line-break/><text:s text:c="12"/>cont_semester5 = []<text:line-break/><text:s text:c="12"/>cont_semester6 = []<text:line-break/><text:s text:c="12"/><text:span text:style-name="T3">if </text:span>sheet.cell(i<text:span text:style-name="T4">, </text:span><text:span text:style-name="T9">0</text:span>).value == <text:span text:style-name="T2">""</text:span>:<text:line-break/><text:s text:c="16"/><text:span text:style-name="T3">pass<text:line-break/><text:s text:c="12"/>else</text:span>:<text:line-break/><text:s text:c="16"/><text:span text:style-name="T3">for </text:span>k <text:span text:style-name="T3">in </text:span>[<text:span text:style-name="T9">0</text:span><text:span text:style-name="T4">,</text:span><text:span text:style-name="T9">1</text:span><text:span text:style-name="T4">,</text:span><text:span text:style-name="T9">5</text:span>]:<text:line-break/><text:s text:c="20"/>cont_semester5.append(<text:span text:style-name="T12">str</text:span>(sheet.cell(i<text:span text:style-name="T4">, </text:span>k).value))<text:line-break/><text:s text:c="16"/>semester5.append(cont_semester5)<text:line-break/><text:s text:c="12"/><text:span text:style-name="T3">if </text:span>sheet.cell(i<text:span text:style-name="T4">, </text:span><text:span text:style-name="T9">8</text:span>).value == <text:span text:style-name="T2">""</text:span>:<text:line-break/><text:s text:c="16"/><text:span text:style-name="T3">pass<text:line-break/><text:s text:c="12"/>else</text:span>:<text:line-break/><text:s text:c="16"/><text:span text:style-name="T3">for </text:span>k <text:span text:style-name="T3">in </text:span>[<text:span text:style-name="T9">8</text:span><text:span text:style-name="T4">,</text:span><text:span text:style-name="T9">9</text:span><text:span text:style-name="T4">,</text:span><text:span text:style-name="T9">13</text:span>]:<text:line-break/><text:s text:c="20"/>cont_semester6.append(<text:span text:style-name="T12">str</text:span>(sheet.cell(i<text:span text:style-name="T4">, </text:span>k).value))<text:line-break/><text:s text:c="16"/>semester6.append(cont_semester6)<text:line-break/><text:s text:c="8"/><text:span text:style-name="T10"># this loop for semester7,semester8<text:line-break/><text:s text:c="8"/></text:span><text:span text:style-name="T3">for </text:span>i <text:span text:style-name="T3">in </text:span><text:span text:style-name="T12">range</text:span>(<text:span text:style-name="T9">41</text:span><text:span text:style-name="T4">, </text:span><text:span text:style-name="T9">47</text:span>):<text:line-break/><text:s text:c="12"/>cont_semester7 = []<text:line-break/><text:s text:c="12"/>cont_semester8 = []<text:line-break/><text:s text:c="12"/><text:span text:style-name="T3">if </text:span>sheet.cell(i<text:span text:style-name="T4">, </text:span><text:span text:style-name="T9">0</text:span>).value == <text:span text:style-name="T2">""</text:span>:<text:line-break/><text:s text:c="16"/><text:span text:style-name="T3">pass<text:line-break/><text:s text:c="12"/>else</text:span>:<text:line-break/><text:s text:c="16"/><text:span text:style-name="T3">for </text:span>k <text:span text:style-name="T3">in </text:span>[<text:span text:style-name="T9">0</text:span><text:span text:style-name="T4">,</text:span><text:span text:style-name="T9">1</text:span><text:span text:style-name="T4">,</text:span><text:span text:style-name="T9">5</text:span>]:<text:line-break/><text:s text:c="20"/>cont_semester7.append(<text:span text:style-name="T12">str</text:span>(sheet.cell(i<text:span text:style-name="T4">, </text:span>k).value))<text:line-break/><text:s text:c="16"/>semester7.append(cont_semester7)<text:line-break/><text:s text:c="12"/><text:span text:style-name="T3">if </text:span>sheet.cell(i<text:span text:style-name="T4">, </text:span><text:span text:style-name="T9">8</text:span>).value == <text:span text:style-name="T2">""</text:span>:<text:line-break/><text:s text:c="16"/><text:span text:style-name="T3">pass<text:line-break/><text:s text:c="12"/>else</text:span>:<text:line-break/><text:s text:c="16"/><text:span text:style-name="T3">for </text:span>k <text:span text:style-name="T3">in </text:span>[<text:span text:style-name="T9">8</text:span><text:span text:style-name="T4">,</text:span><text:span text:style-name="T9">9</text:span><text:span text:style-name="T4">,</text:span><text:span text:style-name="T9">13</text:span>]:<text:line-break/><text:s text:c="20"/>cont_semester8.append(<text:span text:style-name="T12">str</text:span>(sheet.cell(i<text:span text:style-name="T4">, </text:span>k).value))<text:line-break/><text:s text:c="16"/>semester8.append(cont_semester8)<text:line-break/><text:s text:c="8"/><text:span text:style-name="T7">self</text:span>.all_semesters[<text:span text:style-name="T2">"S1"</text:span>] = pickle.dumps(semester1); <text:span text:style-name="T7">self</text:span>.all_semesters[<text:span text:style-name="T2">"S2"</text:span>] = pickle.dumps(semester2)<text:line-break/><text:s text:c="8"/><text:span text:style-name="T7">self</text:span>.all_semesters[<text:span text:style-name="T2">"S3"</text:span>] = pickle.dumps(semester3); <text:span text:style-name="T7">self</text:span>.all_semesters[<text:span text:style-name="T2">"S4"</text:span>] = pickle.dumps(semester4)<text:line-break/><text:s text:c="8"/><text:span text:style-name="T7">self</text:span>.all_semesters[<text:span text:style-name="T2">"S5"</text:span>] = pickle.dumps(semester5); <text:span text:style-name="T7">self</text:span>.all_semesters[<text:span text:style-name="T2">"S6"</text:span>] = pickle.dumps(semester6)<text:line-break/><text:s text:c="8"/><text:span text:style-name="T7">self</text:span>.all_semesters[<text:span text:style-name="T2">"S7"</text:span>] = pickle.dumps(semester7); <text:span text:style-name="T7">self</text:span>.all_semesters[<text:span text:style-name="T2">"S8"</text:span>] = pickle.dumps(semester8)<text:line-break/><text:s text:c="8"/><text:span text:style-name="T10"># this process for we are working with dbs. dbs just get str so we pickled<text:line-break/><text:s text:c="8"/><text:line-break/><text:line-break/><text:s text:c="4"/></text:span><text:span text:style-name="T3">def </text:span><text:span text:style-name="T5">writing_onframe</text:span>(<text:span text:style-name="T7">self</text:span><text:span text:style-name="T4">,</text:span>data):<text:line-break/><text:s text:c="8"/>which_s = <text:span text:style-name="T7">self</text:span>.box.get() <text:s/><text:span text:style-name="T10"># get which_s and write it on frame3 respectively<text:line-break/><text:s text:c="8"/></text:span><text:span text:style-name="T3">for </text:span>i <text:span text:style-name="T3">in </text:span><text:span text:style-name="T12">range</text:span>(<text:span text:style-name="T9">1</text:span><text:span text:style-name="T4">,</text:span><text:span text:style-name="T9">8</text:span>):<text:line-break/><text:s text:c="12"/>r = <text:span text:style-name="T9">1<text:line-break/><text:s text:c="12"/></text:span><text:span text:style-name="T3">if </text:span>which_s == <text:span text:style-name="T2">"Semester 1"</text:span>:<text:line-break/><text:s text:c="16"/>l = data[<text:span text:style-name="T2">"S1"</text:span>]<text:line-break/><text:s text:c="12"/><text:span text:style-name="T3">elif </text:span>which_s == <text:span text:style-name="T2">"Semester 2"</text:span>:<text:line-break/><text:s text:c="16"/>l = data[<text:span text:style-name="T2">"S2"</text:span>]<text:line-break/><text:s text:c="12"/><text:span text:style-name="T3">elif </text:span>which_s == <text:span text:style-name="T2">"Semester 3"</text:span>:<text:line-break/><text:s text:c="16"/>l = data[<text:span text:style-name="T2">"S3"</text:span>]<text:line-break/><text:s text:c="12"/><text:span text:style-name="T3">elif </text:span>which_s == <text:span text:style-name="T2">"Semester 4"</text:span>:<text:line-break/><text:s text:c="16"/>l = data[<text:span text:style-name="T2">"S4"</text:span>]<text:line-break/><text:s text:c="12"/><text:span text:style-name="T3">elif </text:span>which_s == <text:span text:style-name="T2">"Semester 5"</text:span>:<text:line-break/><text:s text:c="16"/>l = data[<text:span text:style-name="T2">"S5"</text:span>]<text:line-break/><text:s text:c="12"/><text:span text:style-name="T3">elif </text:span>which_s == <text:span text:style-name="T2">"Semester 6"</text:span>:<text:line-break/><text:s text:c="16"/>l = data[<text:span text:style-name="T2">"S6"</text:span>]<text:line-break/><text:s text:c="12"/><text:span text:style-name="T3">elif </text:span>which_s == <text:span text:style-name="T2">"Semester 7"</text:span>:<text:line-break/><text:s text:c="16"/>l = data[<text:span text:style-name="T2">"S7"</text:span>]<text:line-break/><text:s text:c="12"/><text:span text:style-name="T3">elif </text:span>which_s == <text:span text:style-name="T2">"Semester 8"</text:span>:<text:line-break/><text:s text:c="16"/>l = data[<text:span text:style-name="T2">"S8"</text:span>]<text:line-break/><text:s text:c="12"/><text:span text:style-name="T3">for </text:span>c <text:span text:style-name="T3">in </text:span>pickle.loads(l):<text:line-break/><text:s text:c="16"/>Label(<text:span text:style-name="T7">self</text:span>.Input_BOTTOM<text:span text:style-name="T4">, </text:span><text:span text:style-name="T11">text</text:span>=c[<text:span text:style-name="T9">0</text:span>]<text:span text:style-name="T4">, </text:span><text:span text:style-name="T11">bg</text:span>=<text:span text:style-name="T2">"white"</text:span><text:span text:style-name="T4">, </text:span><text:span text:style-name="T11">fg</text:span>=<text:span text:style-name="T2">"red"</text:span>).grid(<text:span text:style-name="T11">row</text:span>=r<text:span text:style-name="T4">, </text:span><text:span text:style-name="T11">column</text:span>=<text:span text:style-name="T9">0</text:span><text:span text:style-name="T4">, </text:span><text:span text:style-name="T11">sticky</text:span>=<text:span text:style-name="T2">"w"</text:span>)<text:line-break/><text:s text:c="16"/>Label(<text:span text:style-name="T7">self</text:span>.Input_BOTTOM<text:span text:style-name="T4">, </text:span><text:span text:style-name="T11">text</text:span>=c[<text:span text:style-name="T9">1</text:span>]<text:span text:style-name="T4">, </text:span><text:span text:style-name="T11">bg</text:span>=<text:span text:style-name="T2">"white"</text:span><text:span text:style-name="T4">, </text:span><text:span text:style-name="T11">fg</text:span>=<text:span text:style-name="T2">"red"</text:span>).grid(<text:span text:style-name="T11">row</text:span>=r<text:span text:style-name="T4">, </text:span><text:span text:style-name="T11">column</text:span>=<text:span text:style-name="T9">1</text:span><text:span text:style-name="T4">, </text:span><text:span text:style-name="T11">sticky</text:span>=<text:span text:style-name="T2">"w"</text:span>)<text:line-break/><text:s text:c="16"/>Label(<text:span text:style-name="T7">self</text:span>.Input_BOTTOM<text:span text:style-name="T4">, </text:span><text:span text:style-name="T11">text</text:span>=c[<text:span text:style-name="T9">2</text:span>]<text:span text:style-name="T4">, </text:span><text:span text:style-name="T11">bg</text:span>=<text:span text:style-name="T2">"white"</text:span><text:span text:style-name="T4">, </text:span><text:span text:style-name="T11">fg</text:span>=<text:span text:style-name="T2">"red"</text:span>).grid(<text:span text:style-name="T11">row</text:span>=r<text:span text:style-name="T4">, </text:span><text:span text:style-name="T11">column</text:span>=<text:span text:style-name="T9">2</text:span>)<text:line-break/><text:s text:c="16"/>r = r+<text:span text:style-name="T9">1<text:line-break/><text:s text:c="16"/></text:span><text:span text:style-name="T10"># this process does writing on frame3. how? c[o] code, c[1] title, c[2] credits<text:line-break/><text:line-break/><text:s text:c="4"/></text:span><text:span text:style-name="T3">def </text:span><text:span text:style-name="T5">secondshow</text:span>(<text:span text:style-name="T7">self</text:span>):<text:line-break/><text:s text:c="8"/><text:span text:style-name="T10">which_s </text:span>= <text:span text:style-name="T7">self</text:span>.box.get()<text:line-break/><text:s text:c="8"/><text:span text:style-name="T7">self</text:span>.Input_BOTTOM.pack(<text:span text:style-name="T11">fill</text:span>=BOTH<text:span text:style-name="T4">, </text:span><text:span text:style-name="T11">expand</text:span>=<text:span text:style-name="T12">True</text:span>) <text:s/><text:span text:style-name="T10"># now we are displaying frame3<text:line-break/><text:s text:c="8"/></text:span><text:span text:style-name="T3">for </text:span>child <text:span text:style-name="T3">in </text:span><text:span text:style-name="T7">self</text:span>.Input_BOTTOM.winfo_children(): <text:s/><text:span text:style-name="T10"># every click clean it on frame3<text:line-break/><text:s text:c="16"/></text:span>child.destroy()<text:line-break/><text:s text:c="8"/><text:span text:style-name="T7">self</text:span>.button_code=Label(<text:span text:style-name="T7">self</text:span>.Input_BOTTOM<text:span text:style-name="T4">, </text:span><text:span text:style-name="T11">text</text:span>=<text:span text:style-name="T2">"Course Code"</text:span><text:span text:style-name="T4">, </text:span><text:span text:style-name="T11">bg</text:span>=<text:span text:style-name="T2">"gray"</text:span>).grid(<text:span text:style-name="T11">row</text:span>=<text:span text:style-name="T9">0</text:span><text:span text:style-name="T4">, </text:span><text:span text:style-name="T11">column</text:span>=<text:span text:style-name="T9">0</text:span><text:span text:style-name="T4">, </text:span><text:span text:style-name="T11">pady</text:span>=<text:span text:style-name="T9">10</text:span><text:span text:style-name="T4">,<text:line-break/><text:s text:c="90"/></text:span><text:span text:style-name="T11">sticky</text:span>=<text:span text:style-name="T2">"w"</text:span>)<text:line-break/><text:s text:c="8"/><text:span text:style-name="T7">self</text:span>.button_title=Label(<text:span text:style-name="T7">self</text:span>.Input_BOTTOM<text:span text:style-name="T4">, </text:span><text:span text:style-name="T11">text</text:span>=<text:span text:style-name="T2">" <text:s/>Course Title <text:s/>"</text:span><text:span text:style-name="T4">, </text:span><text:span text:style-name="T11">bg</text:span>=<text:span text:style-name="T2">"gray"</text:span>).grid(<text:span text:style-name="T11">row</text:span>=<text:span text:style-name="T9">0</text:span><text:span text:style-name="T4">, </text:span><text:span text:style-name="T11">column</text:span>=<text:span text:style-name="T9">1</text:span><text:span text:style-name="T4">,<text:line-break/><text:s text:c="92"/></text:span><text:span text:style-name="T11">padx</text:span>=<text:span text:style-name="T9">50</text:span><text:span text:style-name="T4">, </text:span><text:span text:style-name="T11">pady</text:span>=<text:span text:style-name="T9">10</text:span>)<text:line-break/><text:s text:c="8"/><text:span text:style-name="T7">self</text:span>.button_credit=Label(<text:span text:style-name="T7">self</text:span>.Input_BOTTOM<text:span text:style-name="T4">, </text:span><text:span text:style-name="T11">text</text:span>=<text:span text:style-name="T2">"Credit"</text:span><text:span text:style-name="T4">, </text:span><text:span text:style-name="T11">bg</text:span>=<text:span text:style-name="T2">"gray"</text:span>).grid(<text:span text:style-name="T11">row</text:span>=<text:span text:style-name="T9">0</text:span><text:span text:style-name="T4">, </text:span><text:span text:style-name="T11">column</text:span>=<text:span text:style-name="T9">2</text:span><text:span text:style-name="T4">,<text:line-break/><text:s text:c="83"/></text:span><text:span text:style-name="T11">padx</text:span>=<text:span text:style-name="T9">100</text:span><text:span text:style-name="T4">, </text:span><text:span text:style-name="T11">pady</text:span>=<text:span text:style-name="T9">10</text:span>)<text:line-break/><text:line-break/><text:line-break/><text:span text:style-name="T3">def </text:span><text:span text:style-name="T5">main</text:span>():<text:line-break/><text:s text:c="4"/>root = Tk()<text:line-break/><text:s text:c="4"/>root.wm_title(<text:span text:style-name="T2">"Curriculum Viewer v1.0"</text:span>)<text:line-break/><text:s text:c="4"/><text:span text:style-name="T10"># root.geometry("800x300+250+200")<text:line-break/><text:s text:c="4"/>app_erkam </text:span>= Curriculum(root)<text:line-break/><text:s text:c="4"/>root.mainloop()<text:line-break/><text:span text:style-name="T3">if </text:span>__name__ == <text:span text:style-name="T2">"__main__"</text:span>:<text:line-break/><text:s text:c="4"/>main()<text:line-break/><text:span text:style-name="T10">#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47</meta:generator>
  </office:meta>
</office:document-meta>
</file>